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Effective</text:p>
          </table:table-cell>
          <table:table-cell/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Effective</text:p>
          </table:table-cell>
          <table:table-cell/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Effective</text:p>
          </table:table-cell>
          <table:table-cell/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Effective</text:p>
          </table:table-cell>
          <table:table-cell/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Effective</text:p>
          </table:table-cell>
          <table:table-cell/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Effective</text:p>
          </table:table-cell>
        </table:table-row>
        <table:table-row table:style-name="ro1">
          <table:table-cell table:style-name="ce1" office:value-type="string" calcext:value-type="string">
            <text:p>PFJet40</text:p>
          </table:table-cell>
          <table:table-cell office:value-type="float" office:value="0.094676" calcext:value-type="float">
            <text:p>0.094676</text:p>
          </table:table-cell>
          <table:table-cell office:value-type="float" office:value="0.000002514" calcext:value-type="float">
            <text:p>0.000002514</text:p>
          </table:table-cell>
          <table:table-cell table:style-name="ce1" office:value-type="string" calcext:value-type="string">
            <text:p>PFJet80</text:p>
          </table:table-cell>
          <table:table-cell office:value-type="float" office:value="0.094676" calcext:value-type="float">
            <text:p>0.094676</text:p>
          </table:table-cell>
          <table:table-cell office:value-type="float" office:value="0.000061525" calcext:value-type="float">
            <text:p>0.000061525</text:p>
          </table:table-cell>
          <table:table-cell table:style-name="ce1" office:value-type="string" calcext:value-type="string">
            <text:p>PFJet140</text:p>
          </table:table-cell>
          <table:table-cell office:value-type="float" office:value="0.094676" calcext:value-type="float">
            <text:p>0.094676</text:p>
          </table:table-cell>
          <table:table-cell office:value-type="float" office:value="0.000697629" calcext:value-type="float">
            <text:p>0.000697629</text:p>
          </table:table-cell>
          <table:table-cell table:style-name="ce1" office:value-type="string" calcext:value-type="string">
            <text:p>PFJet200</text:p>
          </table:table-cell>
          <table:table-cell office:value-type="float" office:value="0.094676" calcext:value-type="float">
            <text:p>0.094676</text:p>
          </table:table-cell>
          <table:table-cell office:value-type="float" office:value="0.003485" calcext:value-type="float">
            <text:p>0.003485</text:p>
          </table:table-cell>
          <table:table-cell table:style-name="ce1" office:value-type="string" calcext:value-type="string">
            <text:p>PFJet260</text:p>
          </table:table-cell>
          <table:table-cell office:value-type="float" office:value="0.094676" calcext:value-type="float">
            <text:p>0.094676</text:p>
          </table:table-cell>
          <table:table-cell office:value-type="float" office:value="0.014678" calcext:value-type="float">
            <text:p>0.014678</text:p>
          </table:table-cell>
          <table:table-cell table:style-name="ce1" office:value-type="string" calcext:value-type="string">
            <text:p>PFJet320</text:p>
          </table:table-cell>
          <table:table-cell table:number-columns-repeated="2" office:value-type="float" office:value="0.094676" calcext:value-type="float">
            <text:p>0.094676</text:p>
          </table:table-cell>
        </table:table-row>
        <table:table-row table:style-name="ro1">
          <table:table-cell/>
          <table:table-cell office:value-type="float" office:value="0.390113" calcext:value-type="float">
            <text:p>0.390113</text:p>
          </table:table-cell>
          <table:table-cell office:value-type="float" office:value="0.000008628" calcext:value-type="float">
            <text:p>0.000008628</text:p>
          </table:table-cell>
          <table:table-cell/>
          <table:table-cell office:value-type="float" office:value="0.390113" calcext:value-type="float">
            <text:p>0.390113</text:p>
          </table:table-cell>
          <table:table-cell office:value-type="float" office:value="0.000143794" calcext:value-type="float">
            <text:p>0.000143794</text:p>
          </table:table-cell>
          <table:table-cell/>
          <table:table-cell office:value-type="float" office:value="0.390113" calcext:value-type="float">
            <text:p>0.390113</text:p>
          </table:table-cell>
          <table:table-cell office:value-type="float" office:value="0.001967" calcext:value-type="float">
            <text:p>0.001967</text:p>
          </table:table-cell>
          <table:table-cell/>
          <table:table-cell office:value-type="float" office:value="0.390113" calcext:value-type="float">
            <text:p>0.390113</text:p>
          </table:table-cell>
          <table:table-cell office:value-type="float" office:value="0.010074" calcext:value-type="float">
            <text:p>0.010074</text:p>
          </table:table-cell>
          <table:table-cell/>
          <table:table-cell office:value-type="float" office:value="0.390113" calcext:value-type="float">
            <text:p>0.390113</text:p>
          </table:table-cell>
          <table:table-cell office:value-type="float" office:value="0.043942" calcext:value-type="float">
            <text:p>0.043942</text:p>
          </table:table-cell>
          <table:table-cell/>
          <table:table-cell table:number-columns-repeated="2" office:value-type="float" office:value="0.390113" calcext:value-type="float">
            <text:p>0.390113</text:p>
          </table:table-cell>
        </table:table-row>
        <table:table-row table:style-name="ro1">
          <table:table-cell/>
          <table:table-cell office:value-type="float" office:value="4.803" calcext:value-type="float">
            <text:p>4.803</text:p>
          </table:table-cell>
          <table:table-cell office:value-type="float" office:value="0.000021721" calcext:value-type="float">
            <text:p>0.000021721</text:p>
          </table:table-cell>
          <table:table-cell/>
          <table:table-cell office:value-type="float" office:value="4.803" calcext:value-type="float">
            <text:p>4.803</text:p>
          </table:table-cell>
          <table:table-cell office:value-type="float" office:value="0.000713227" calcext:value-type="float">
            <text:p>0.000713227</text:p>
          </table:table-cell>
          <table:table-cell/>
          <table:table-cell office:value-type="float" office:value="4.803" calcext:value-type="float">
            <text:p>4.803</text:p>
          </table:table-cell>
          <table:table-cell office:value-type="float" office:value="0.017579" calcext:value-type="float">
            <text:p>0.017579</text:p>
          </table:table-cell>
          <table:table-cell/>
          <table:table-cell office:value-type="float" office:value="4.803" calcext:value-type="float">
            <text:p>4.803</text:p>
          </table:table-cell>
          <table:table-cell office:value-type="float" office:value="0.070551" calcext:value-type="float">
            <text:p>0.070551</text:p>
          </table:table-cell>
          <table:table-cell/>
          <table:table-cell office:value-type="float" office:value="4.803" calcext:value-type="float">
            <text:p>4.803</text:p>
          </table:table-cell>
          <table:table-cell table:style-name="ce3" office:value-type="float" office:value="0.294061" calcext:value-type="float">
            <text:p>0.294061</text:p>
          </table:table-cell>
          <table:table-cell/>
          <table:table-cell table:number-columns-repeated="2" office:value-type="float" office:value="4.803" calcext:value-type="float">
            <text:p>4.803</text:p>
          </table:table-cell>
        </table:table-row>
        <table:table-row table:style-name="ro1">
          <table:table-cell/>
          <table:table-cell office:value-type="float" office:value="1.734" calcext:value-type="float">
            <text:p>1.734</text:p>
          </table:table-cell>
          <table:table-cell office:value-type="float" office:value="0.000005748" calcext:value-type="float">
            <text:p>0.000005748</text:p>
          </table:table-cell>
          <table:table-cell/>
          <table:table-cell office:value-type="float" office:value="1.734" calcext:value-type="float">
            <text:p>1.734</text:p>
          </table:table-cell>
          <table:table-cell office:value-type="float" office:value="0.000144496" calcext:value-type="float">
            <text:p>0.000144496</text:p>
          </table:table-cell>
          <table:table-cell/>
          <table:table-cell office:value-type="float" office:value="1.734" calcext:value-type="float">
            <text:p>1.734</text:p>
          </table:table-cell>
          <table:table-cell office:value-type="float" office:value="0.004303" calcext:value-type="float">
            <text:p>0.004303</text:p>
          </table:table-cell>
          <table:table-cell/>
          <table:table-cell office:value-type="float" office:value="1.734" calcext:value-type="float">
            <text:p>1.734</text:p>
          </table:table-cell>
          <table:table-cell office:value-type="float" office:value="0.021513" calcext:value-type="float">
            <text:p>0.021513</text:p>
          </table:table-cell>
          <table:table-cell/>
          <table:table-cell office:value-type="float" office:value="1.734" calcext:value-type="float">
            <text:p>1.734</text:p>
          </table:table-cell>
          <table:table-cell office:value-type="float" office:value="0.087236" calcext:value-type="float">
            <text:p>0.087236</text:p>
          </table:table-cell>
          <table:table-cell/>
          <table:table-cell table:number-columns-repeated="2" office:value-type="float" office:value="1.734" calcext:value-type="float">
            <text:p>1.734</text:p>
          </table:table-cell>
        </table:table-row>
        <table:table-row table:style-name="ro1">
          <table:table-cell/>
          <table:table-cell office:value-type="float" office:value="5.041" calcext:value-type="float">
            <text:p>5.041</text:p>
          </table:table-cell>
          <table:table-cell office:value-type="float" office:value="0.00001639" calcext:value-type="float">
            <text:p>0.00001639</text:p>
          </table:table-cell>
          <table:table-cell/>
          <table:table-cell office:value-type="float" office:value="5.041" calcext:value-type="float">
            <text:p>5.041</text:p>
          </table:table-cell>
          <table:table-cell office:value-type="float" office:value="0.000420108" calcext:value-type="float">
            <text:p>0.000420108</text:p>
          </table:table-cell>
          <table:table-cell/>
          <table:table-cell office:value-type="float" office:value="5.041" calcext:value-type="float">
            <text:p>5.041</text:p>
          </table:table-cell>
          <table:table-cell office:value-type="float" office:value="0.012456" calcext:value-type="float">
            <text:p>0.012456</text:p>
          </table:table-cell>
          <table:table-cell/>
          <table:table-cell office:value-type="float" office:value="5.041" calcext:value-type="float">
            <text:p>5.041</text:p>
          </table:table-cell>
          <table:table-cell office:value-type="float" office:value="0.062278" calcext:value-type="float">
            <text:p>0.062278</text:p>
          </table:table-cell>
          <table:table-cell/>
          <table:table-cell office:value-type="float" office:value="5.041" calcext:value-type="float">
            <text:p>5.041</text:p>
          </table:table-cell>
          <table:table-cell office:value-type="float" office:value="0.249108" calcext:value-type="float">
            <text:p>0.249108</text:p>
          </table:table-cell>
          <table:table-cell/>
          <table:table-cell table:number-columns-repeated="2" office:value-type="float" office:value="5.041" calcext:value-type="float">
            <text:p>5.041</text:p>
          </table:table-cell>
        </table:table-row>
        <table:table-row table:style-name="ro1">
          <table:table-cell/>
          <table:table-cell office:value-type="float" office:value="7.649" calcext:value-type="float">
            <text:p>7.649</text:p>
          </table:table-cell>
          <table:table-cell office:value-type="float" office:value="0.000024298" calcext:value-type="float">
            <text:p>0.000024298</text:p>
          </table:table-cell>
          <table:table-cell/>
          <table:table-cell office:value-type="float" office:value="7.649" calcext:value-type="float">
            <text:p>7.649</text:p>
          </table:table-cell>
          <table:table-cell office:value-type="float" office:value="0.000637399" calcext:value-type="float">
            <text:p>0.000637399</text:p>
          </table:table-cell>
          <table:table-cell/>
          <table:table-cell office:value-type="float" office:value="7.649" calcext:value-type="float">
            <text:p>7.649</text:p>
          </table:table-cell>
          <table:table-cell office:value-type="float" office:value="0.018694" calcext:value-type="float">
            <text:p>0.018694</text:p>
          </table:table-cell>
          <table:table-cell/>
          <table:table-cell office:value-type="float" office:value="7.649" calcext:value-type="float">
            <text:p>7.649</text:p>
          </table:table-cell>
          <table:table-cell office:value-type="float" office:value="0.093471" calcext:value-type="float">
            <text:p>0.093471</text:p>
          </table:table-cell>
          <table:table-cell/>
          <table:table-cell office:value-type="float" office:value="7.649" calcext:value-type="float">
            <text:p>7.649</text:p>
          </table:table-cell>
          <table:table-cell office:value-type="float" office:value="0.373883" calcext:value-type="float">
            <text:p>0.373883</text:p>
          </table:table-cell>
          <table:table-cell/>
          <table:table-cell table:number-columns-repeated="2" office:value-type="float" office:value="7.649" calcext:value-type="float">
            <text:p>7.649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2" table:formula="of:=SUM([.B2:.B7])" office:value-type="float" office:value="19.711789" calcext:value-type="float">
            <text:p>19.711789</text:p>
          </table:table-cell>
          <table:table-cell table:style-name="ce2" table:formula="of:=SUM([.C2:.C7])" office:value-type="float" office:value="0.000079299" calcext:value-type="float">
            <text:p>0.000079299</text:p>
          </table:table-cell>
          <table:table-cell/>
          <table:table-cell table:style-name="ce2" table:formula="of:=SUM([.E2:.E7])" office:value-type="float" office:value="19.711789" calcext:value-type="float">
            <text:p>19.711789</text:p>
          </table:table-cell>
          <table:table-cell table:style-name="ce2" table:formula="of:=SUM([.F2:.F7])" office:value-type="float" office:value="0.002120549" calcext:value-type="float">
            <text:p>0.002120549</text:p>
          </table:table-cell>
          <table:table-cell/>
          <table:table-cell table:style-name="ce2" table:formula="of:=SUM([.H2:.H7])" office:value-type="float" office:value="19.711789" calcext:value-type="float">
            <text:p>19.711789</text:p>
          </table:table-cell>
          <table:table-cell table:style-name="ce2" table:formula="of:=SUM([.I2:.I7])" office:value-type="float" office:value="0.055696629" calcext:value-type="float">
            <text:p>0.055696629</text:p>
          </table:table-cell>
          <table:table-cell/>
          <table:table-cell table:style-name="ce2" table:formula="of:=SUM([.K2:.K7])" office:value-type="float" office:value="19.711789" calcext:value-type="float">
            <text:p>19.711789</text:p>
          </table:table-cell>
          <table:table-cell table:style-name="ce2" table:formula="of:=SUM([.L2:.L7])" office:value-type="float" office:value="0.261372" calcext:value-type="float">
            <text:p>0.261372</text:p>
          </table:table-cell>
          <table:table-cell/>
          <table:table-cell table:style-name="ce2" table:formula="of:=SUM([.N2:.N7])" office:value-type="float" office:value="19.711789" calcext:value-type="float">
            <text:p>19.711789</text:p>
          </table:table-cell>
          <table:table-cell table:style-name="ce2" table:formula="of:=SUM([.O2:.O7])" office:value-type="float" office:value="1.062908" calcext:value-type="float">
            <text:p>1.062908</text:p>
          </table:table-cell>
          <table:table-cell/>
          <table:table-cell table:style-name="ce2" table:formula="of:=SUM([.Q2:.Q7])" office:value-type="float" office:value="19.711789" calcext:value-type="float">
            <text:p>19.711789</text:p>
          </table:table-cell>
          <table:table-cell table:style-name="ce2" table:formula="of:=SUM([.R2:.R7])" office:value-type="float" office:value="19.711789" calcext:value-type="float">
            <text:p>19.711789</text:p>
          </table:table-cell>
        </table:table-row>
        <table:table-row table:style-name="ro2">
          <table:table-cell table:style-name="ce1" office:value-type="string" calcext:value-type="string">
            <text:p>Unit</text:p>
          </table:table-cell>
          <table:table-cell office:value-type="string" calcext:value-type="string">
            <text:p>/fb</text:p>
          </table:table-cell>
          <table:table-cell office:value-type="string" calcext:value-type="string">
            <text:p>/fb</text:p>
          </table:table-cell>
          <table:table-cell/>
          <table:table-cell office:value-type="string" calcext:value-type="string">
            <text:p>/fb</text:p>
          </table:table-cell>
          <table:table-cell office:value-type="string" calcext:value-type="string">
            <text:p>/fb</text:p>
          </table:table-cell>
          <table:table-cell/>
          <table:table-cell office:value-type="string" calcext:value-type="string">
            <text:p>/fb</text:p>
          </table:table-cell>
          <table:table-cell office:value-type="string" calcext:value-type="string">
            <text:p>/fb</text:p>
          </table:table-cell>
          <table:table-cell/>
          <table:table-cell office:value-type="string" calcext:value-type="string">
            <text:p>/fb</text:p>
          </table:table-cell>
          <table:table-cell office:value-type="string" calcext:value-type="string">
            <text:p>/fb</text:p>
          </table:table-cell>
          <table:table-cell/>
          <table:table-cell office:value-type="string" calcext:value-type="string">
            <text:p>/fb</text:p>
          </table:table-cell>
          <table:table-cell office:value-type="string" calcext:value-type="string">
            <text:p>/fb</text:p>
          </table:table-cell>
          <table:table-cell/>
          <table:table-cell office:value-type="string" calcext:value-type="string">
            <text:p>/fb</text:p>
          </table:table-cell>
          <table:table-cell office:value-type="string" calcext:value-type="string">
            <text:p>/f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09:54:08.801715547</meta:creation-date>
    <dc:date>2014-08-01T21:03:04.374155193</dc:date>
    <meta:editing-duration>PT5H51M43S</meta:editing-duration>
    <meta:editing-cycles>2</meta:editing-cycles>
    <meta:generator>LibreOffice/4.1.4.2$Linux_X86_64 LibreOffice_project/410$Build-2</meta:generator>
    <meta:document-statistic meta:table-count="1" meta:cell-count="116" meta:object-count="0"/>
  </office:meta>
</office:document-meta>
</file>